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8b48" officeooo:paragraph-rsid="00188b48"/>
    </style:style>
    <style:style style:name="P2" style:family="paragraph" style:parent-style-name="Standard">
      <style:text-properties officeooo:rsid="00188b48" officeooo:paragraph-rsid="00188b48"/>
    </style:style>
    <style:style style:name="T1" style:family="text">
      <style:text-properties officeooo:rsid="001953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p – plan</text:p>
      <text:p text:style-name="P1"/>
      <text:p text:style-name="P1">Backend – 10.12.3.170<text:line-break/><text:tab/>uno : Passord170</text:p>
      <text:p text:style-name="P1"><text:tab/><text:span text:style-name="T1">DB : mongodb://10.12.3.170:27017/?directConnection=true&amp;appName=mongosh+2.2.2<text:line-break/><text:tab/><text:tab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3T09:42:01.159928509</meta:creation-date>
    <dc:date>2024-04-03T09:59:35.526362497</dc:date>
    <meta:editing-duration>PT1M2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0" meta:character-count="129" meta:non-whitespace-character-count="115"/>
  </office:meta>
</office:document-meta>
</file>